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TestCase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th2</text:p>
          </table:table-cell>
          <table:table-cell office:value-type="string" calcext:value-type="string">
            <text:p>Mov register</text:p>
          </table:table-cell>
        </table:table-row>
        <table:table-row table:style-name="ro1">
          <table:table-cell office:value-type="string" calcext:value-type="string">
            <text:p>th3</text:p>
          </table:table-cell>
          <table:table-cell office:value-type="string" calcext:value-type="string">
            <text:p>ADD extended regi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 style:data-style-name="N2" text:time-value="18:19:45.202697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15:23:16.705635703</meta:creation-date>
    <dc:date>2014-08-16T18:19:55.984942767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8" meta:object-count="0"/>
  </office:meta>
</office:document-meta>
</file>